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e43" officeooo:paragraph-rsid="000fb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.bashrc</text:p>
      <text:p text:style-name="P1"/>
      <text:p text:style-name="P1"/>
      <text:p text:style-name="P1">export JAVA_HOME=/usr/lib/jvm/java-8-openjdk-amd64</text:p>
      <text:p text:style-name="P1">export HADOOP_HOME=/usr/local/hadoop</text:p>
      <text:p text:style-name="P1">export PATH=$PATH:$HADOOP_HOME/bin</text:p>
      <text:p text:style-name="P1">export PATH=$PATH:$HADOOP_HOME/sbin</text:p>
      <text:p text:style-name="P1">export HADOOP_MAPRED_HOME=$HADOOP_HOME</text:p>
      <text:p text:style-name="P1">export HADOOP_COMMON_HOME=$HADOOP_HOME</text:p>
      <text:p text:style-name="P1">export HADOOP_HDFS_HOME=$HADOOP_HOME</text:p>
      <text:p text:style-name="P1">export YARN_HOME=$HADOOP_HOME</text:p>
      <text:p text:style-name="P1">export HADOOP_COMMON_LIB_NATIVE_DIR=$HADOOP_HOME/lib/native</text:p>
      <text:p text:style-name="P1">export HADOOP_OPTS="-Djava.library.path=$HADOOP_HOME/lib"</text:p>
      <text:p text:style-name="P1"/>
      <text:p text:style-name="P1"/>
      <text:p text:style-name="P1">2)hadoop-env.sh</text:p>
      <text:p text:style-name="P1"/>
      <text:p text:style-name="P1">export JAVA_HOME=/usr/lib/jvm/java-8-openjdk-amd64</text:p>
      <text:p text:style-name="P1"/>
      <text:p text:style-name="P1">3)core-site.xml</text:p>
      <text:p text:style-name="P1"/>
      <text:p text:style-name="P1">&lt;property&gt;</text:p>
      <text:p text:style-name="P1"><text:s text:c="2"/>&lt;name&gt;fs.default.name&lt;/name&gt;</text:p>
      <text:p text:style-name="P1"><text:s text:c="2"/>&lt;value&gt;hdfs://localhost:9000&lt;/value&gt;</text:p>
      <text:p text:style-name="P1">&lt;/property&gt;</text:p>
      <text:p text:style-name="P1"/>
      <text:p text:style-name="P1">4)hdfs-site.xml</text:p>
      <text:p text:style-name="P1"/>
      <text:p text:style-name="P1">&lt;property&gt;</text:p>
      <text:p text:style-name="P1"><text:s text:c="2"/>&lt;name&gt;dfs.replication&lt;/name&gt;</text:p>
      <text:p text:style-name="P1"><text:s text:c="2"/>&lt;value&gt;1&lt;/value&gt;</text:p>
      <text:p text:style-name="P1">&lt;/property&gt;</text:p>
      <text:p text:style-name="P1">&lt;property&gt;</text:p>
      <text:p text:style-name="P1"><text:s text:c="2"/>&lt;name&gt;dfs.namenode.name.dir&lt;/name&gt;</text:p>
      <text:p text:style-name="P1"><text:s text:c="2"/>&lt;value&gt;file:/usr/local/hadoop_tmp/hdfs/namenode&lt;/value&gt;</text:p>
      <text:p text:style-name="P1">&lt;/property&gt;</text:p>
      <text:p text:style-name="P1">&lt;property&gt;</text:p>
      <text:p text:style-name="P1"><text:s/>&lt;name&gt;dfs.datanode.data.dir&lt;/name&gt;</text:p>
      <text:p text:style-name="P1"><text:s/>&lt;value&gt;file:/usr/local/hadoop_tmp/hdfs/datanode&lt;/value&gt;</text:p>
      <text:p text:style-name="P1">&lt;/property&gt;</text:p>
      <text:p text:style-name="P1"/>
      <text:p text:style-name="P1"/>
      <text:p text:style-name="P1">5)yarn-site.xml</text:p>
      <text:p text:style-name="P1"/>
      <text:p text:style-name="P1">&lt;property&gt;</text:p>
      <text:p text:style-name="P1"><text:s text:c="2"/>&lt;name&gt;yarn.nodemanager.aux-services&lt;/name&gt;</text:p>
      <text:p text:style-name="P1"><text:s text:c="2"/>&lt;value&gt;mapreduce_shuffle&lt;/value&gt;</text:p>
      <text:p text:style-name="P1">&lt;/property&gt;</text:p>
      <text:p text:style-name="P1">&lt;property&gt;</text:p>
      <text:p text:style-name="P1"><text:s text:c="2"/>&lt;name&gt;yarn.nodemanager.aux-services.mapreduce.shuffle.class&lt;/name&gt;</text:p>
      <text:p text:style-name="P1"><text:s text:c="2"/>&lt;value&gt;org.apache.hadoop.mapred.ShuffleHandler&lt;/value&gt;</text:p>
      <text:p text:style-name="P1">&lt;/property&gt;</text:p>
      <text:p text:style-name="P1"><text:soft-page-break/></text:p>
      <text:p text:style-name="P1"/>
      <text:p text:style-name="P1">6)mapred-site.xml</text:p>
      <text:p text:style-name="P1"/>
      <text:p text:style-name="P1">&lt;property&gt;</text:p>
      <text:p text:style-name="P1"><text:s text:c="2"/>&lt;name&gt;mapreduce.framework.name&lt;/name&gt;</text:p>
      <text:p text:style-name="P1"><text:s text:c="2"/>&lt;value&gt;yarn&lt;/value&gt;</text:p>
      <text:p text:style-name="P1">&lt;/propert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5T01:11:04.807941590</meta:creation-date>
    <dc:date>2023-05-05T01:11:34.244688728</dc:date>
    <meta:editing-duration>PT29S</meta:editing-duration>
    <meta:editing-cycles>1</meta:editing-cycles>
    <meta:document-statistic meta:table-count="0" meta:image-count="0" meta:object-count="0" meta:page-count="2" meta:paragraph-count="45" meta:word-count="56" meta:character-count="1257" meta:non-whitespace-character-count="1220"/>
    <meta:generator>LibreOffice/5.1.6.2$Linux_X86_64 LibreOffice_project/10m0$Build-2</meta:generator>
  </office:meta>
</office:document-meta>
</file>